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>
      <style:text-properties officeooo:paragraph-rsid="10bef563"/>
    </style:style>
    <style:style style:name="P75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style:font-size-asian="12pt" style:font-size-complex="12pt"/>
    </style:style>
    <style:style style:name="T208" style:family="text">
      <style:text-properties style:use-window-font-color="true" loext:opacity="0%" style:font-name="Liberation Sans" officeooo:rsid="0efd8e5c"/>
    </style:style>
    <style:style style:name="T20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officeooo:rsid="04473353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officeooo:rsid="04473353" style:font-size-asian="10pt" style:font-size-complex="10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9" style:family="text">
      <style:text-properties officeooo:rsid="0f0ca65a"/>
    </style:style>
    <style:style style:name="T220" style:family="text">
      <style:text-properties officeooo:rsid="0aace3cd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font-name="Ubuntu1" fo:font-size="10pt" officeooo:rsid="04473353" style:font-size-asian="10pt" style:font-size-complex="10pt"/>
    </style:style>
    <style:style style:name="T224" style:family="text">
      <style:text-properties style:text-underline-style="none"/>
    </style:style>
    <style:style style:name="T225" style:family="text">
      <style:text-properties officeooo:rsid="108e61e7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5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2">D</text:span><text:span text:style-name="T233">eze </text:span><text:span text:style-name="Strong_20_Emphasis"><text:span text:style-name="T242"><text:user-field-get text:name="Distro">Debian</text:user-field-get></text:span></text:span><text:span text:style-name="T234"><text:s/></text:span><text:span text:style-name="T241"><text:user-field-get text:name="Version">12</text:user-field-get></text:span><text:span text:style-name="T241"><text:s/>Server</text:span><text:span text:style-name="T233"> (codenaam </text:span><text:span text:style-name="T235">bookworm</text:span><text:span text:style-name="T233">) van </text:span><text:span text:style-name="T236">juni</text:span><text:span text:style-name="T237"> </text:span><text:span text:style-name="Strong_20_Emphasis"><text:span text:style-name="T243"><text:user-field-get text:name="Releaseyear">2023</text:user-field-get></text:span></text:span><text:span text:style-name="T238"><text:s/></text:span><text:span text:style-name="T232">is een zogenaamde </text:span><text:span text:style-name="T233">LTS-</text:span><text:span text:style-name="T232">versie</text:span><text:span text:style-name="T233"> </text:span><text:span text:style-name="T232">(</text:span><text:span text:style-name="T233">staat voor Long-Term Support, </text:span><text:span text:style-name="T239">langetermijnondersteuning</text:span><text:span text:style-name="T232">)</text:span><text:span text:style-name="T239"> </text:span><text:span text:style-name="T240">en</text:span><text:span text:style-name="T238"> </text:span><text:span text:style-name="T233">wordt gedurende 5 jaar ondersteund tot </text:span><text:span text:style-name="T236">juni</text:span><text:span text:style-name="T233"> 202</text:span><text:span text:style-name="T236">8</text:span><text:span text:style-name="T233">.</text:span></text:p></text:note-body></text:note></text:span><text:span text:style-name="T138"><text:s/></text:span><text:span text:style-name="T139">Server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19">ONDERSTREEPTE</text:span></text:span><text:span text:style-name="T1"> </text:span><text:span text:style-name="T14">woorden</text:span><text:span text:style-name="T13"> het</text:span><text:span text:style-name="Strong_20_Emphasis"><text:span text:style-name="T218"> </text:span></text:span><text:span text:style-name="Strong_20_Emphasis"><text:span text:style-name="T217">tekstvak</text:span></text:span><text:span text:style-name="T14"> </text:span><text:span text:style-name="T15">in,</text:span><text:span text:style-name="T14"> </text:span><text:span text:style-name="T174">zie </text:span><text:span text:style-name="T208">[</text:span><text:span text:style-name="T174">toelichting</text:span><text:span text:style-name="T208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7"> <text:tab/><text:tab/></text:span><text:span text:style-name="T183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, bijv. </text:span><text:span text:style-name="T179">J</text:span><text:span text:style-name="T205">a</text:span><text:span text:style-name="T179">n </text:span><text:span text:style-name="T205">Jansen</text:span><text:span text:style-name="T206">]</text:span></text:p>
      <text:p text:style-name="P74"><text:span text:style-name="Definition"><text:span text:style-name="T176">g</text:span></text:span><text:span text:style-name="Definition">ebruikersnaam</text:span><text:span text:style-name="Definition"><text:span text:style-name="T224"><text:tab/></text:span></text:span><text:span text:style-name="T175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Gebruikers</text:span><text:span text:style-name="T5">naam</text:span><text:span text:style-name="T4">, bijv. </text:span><text:span text:style-name="T156">j</text:span><text:span text:style-name="T157">a</text:span><text:span text:style-name="T156">n</text:span><text:span text:style-name="T158">]</text:span></text:p>
      <text:p text:style-name="P23"><text:span text:style-name="Definition"><text:span text:style-name="T225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4"><text:tab/></text:span></text:span><text:span text:style-name="T194"><text:tab/></text:span><text:span text:style-name="T207"> <text:tab/><text:tab/></text:span><text:span text:style-name="T183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 </text:span><text:span text:style-name="T180">evt. 2</text:span><text:span text:style-name="T209">e</text:span><text:span text:style-name="T178"> gebruiker</text:span><text:span text:style-name="T181">]</text:span></text:p>
      <text:p text:style-name="P74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4"><text:tab/></text:span></text:span><text:span text:style-name="T175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5"><text:tab/> <text:s text:c="2"/></text:span><text:span text:style-name="T197">[</text:span><text:span text:style-name="T198">Gebruikers</text:span><text:span text:style-name="T197">naam</text:span><text:span text:style-name="T199"> </text:span><text:span text:style-name="T200">e</text:span><text:span text:style-name="T201">vt. 2</text:span><text:span text:style-name="T210">e</text:span><text:span text:style-name="T201"> </text:span><text:span text:style-name="T202">gebruiker</text:span><text:span text:style-name="T203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5"/>
      <text:p text:style-name="P25"/>
      <text:p text:style-name="P24"><text:span text:style-name="T154">Nog niet op Linux?</text:span><text:span text:style-name="T147"><text:tab/></text:span><text:span text:style-name="T150">G</text:span><text:span text:style-name="T148">ebruik </text:span><text:span text:style-name="Strong_20_Emphasis"><text:span text:style-name="T159">Checklist </text:span></text:span><text:span text:style-name="Strong_20_Emphasis"><text:span text:style-name="T160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5">Linux</text:span><text:span text:style-name="T142">.</text:span></text:p>
      <text:p text:style-name="P24"><text:span text:style-name="T152">Nieuwe installatie?</text:span><text:span text:style-name="T142"><text:tab/></text:span><text:span text:style-name="T150">B</text:span><text:span text:style-name="T142">egin bij hoofdstuk </text:span><text:span text:style-name="T152"><text:bookmark-ref text:reference-format="page" text:ref-name="__RefNumPara__4009_1271708128">2</text:bookmark-ref></text:span><text:span text:style-name="T152"><text:s text:c="2"/></text:span><text:span text:style-name="T153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1"/></text:span></text:p>
      <text:p text:style-name="P21"><text:span text:style-name="Strong_20_Emphasis"><text:span text:style-name="T151"/></text:span></text:p>
      <text:list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3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6" draw:name="Vorm 5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7" draw:name="Vorm 7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8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68">Start de computer op vanaf</text:span><text:span text:style-name="T168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Strong_20_Emphasis"><text:span text:style-name="T166">Live</text:span></text:span><text:span text:style-name="T75"><text:note text:id="ftn4" text:note-class="footnote"><text:note-citation>2</text:note-citation><text:note-body><text:p text:style-name="P19"><text:span text:style-name="T211">Vanaf een </text:span><text:span text:style-name="T221">L</text:span><text:span text:style-name="T211">ive </text:span><text:span text:style-name="T222">USB</text:span><text:span text:style-name="T220">-stick</text:span><text:span text:style-name="T223"> </text:span><text:span text:style-name="T211">kunt u opstarten en </text:span><text:span text:style-name="T214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5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3">Bij</text:span></text:span> <text:span text:style-name="T21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19" draw:name="Vorm4" draw:style-name="gr1" draw:text-style-name="P82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0" draw:name="Vorm 6" draw:style-name="gr1" draw:text-style-name="P82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3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1" draw:name="Vorm 9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2" draw:name="Vorm 10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0">E</text:span><text:span text:style-name="T71">inde c</text:span><text:span text:style-name="T72">hecklist, </text:span><text:span text:style-name="T73">d</text:span><text:span text:style-name="T72">e</text:span><text:span text:style-name="T161"> installatie van </text:span><text:span text:style-name="T161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T161">is voltooid.</text:span></text:p>
      <text:p text:style-name="P30"/>
      <text:list text:style-name="L2">
        <text:list-header>
          <text:p text:style-name="P80"><text:span text:style-name="Emphasis"><text:span text:style-name="T2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9">.</text:span></text:span></text:p>
          <text:p text:style-name="P81"><text:span text:style-name="Emphasis"><text:span text:style-name="T231">Licentie </text:span></text:span><text:span text:style-name="Emphasis"><text:span text:style-name="T229">C</text:span></text:span><text:span text:style-name="Emphasis"><text:span text:style-name="T230">C0</text:span></text:span><text:span text:style-name="Emphasis"><text:span text:style-name="T229"> 1.0 </text:span></text:span><text:span text:style-name="Emphasis"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6"><text:s/></text:span></text:span><text:span text:style-name="Emphasis"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7-23T11:14:41.485578697">23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4:41.323243603</dc:date>
    <meta:keyword>Installatie</meta:keyword>
    <meta:keyword>Checklist</meta:keyword>
    <meta:keyword>Linux</meta:keyword>
    <meta:editing-cycles>7003</meta:editing-cycles>
    <meta:editing-duration>P12DT12H9M52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71" meta:non-whitespace-character-count="2395"/>
    <meta:user-defined meta:name="Info 1"/>
    <meta:user-defined meta:name="Info 2"/>
    <meta:user-defined meta:name="Info 3"/>
    <meta:user-defined meta:name="Info 4"/>
  </office:meta>
</office:document-meta>
</file>